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59cm"/>
    </style:style>
    <style:style style:name="co2" style:family="table-column">
      <style:table-column-properties fo:break-before="auto" style:column-width="2.82cm"/>
    </style:style>
    <style:style style:name="co3" style:family="table-column">
      <style:table-column-properties fo:break-before="auto" style:column-width="3.424cm"/>
    </style:style>
    <style:style style:name="co4" style:family="table-column">
      <style:table-column-properties fo:break-before="auto" style:column-width="4.51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n° du mois</text:p>
          </table:table-cell>
          <table:table-cell office:value-type="string" calcext:value-type="string">
            <text:p>Dette</text:p>
          </table:table-cell>
          <table:table-cell office:value-type="string" calcext:value-type="string">
            <text:p>Intérêts du mois</text:p>
          </table:table-cell>
          <table:table-cell office:value-type="string" calcext:value-type="string">
            <text:p>Remboursement mensu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00" calcext:value-type="float">
            <text:p>15 000,00</text:p>
          </table:table-cell>
          <table:table-cell table:formula="of:=0.6*[.B2]/100" office:value-type="float" office:value="90" calcext:value-type="float">
            <text:p>90,0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]+[.C2]-[.D2]" office:value-type="float" office:value="14790" calcext:value-type="float">
            <text:p>14 790,00</text:p>
          </table:table-cell>
          <table:table-cell table:formula="of:=0.6*[.B3]/100" office:value-type="float" office:value="88.74" calcext:value-type="float">
            <text:p>88,74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3]+[.C3]-[.D3]" office:value-type="float" office:value="14578.74" calcext:value-type="float">
            <text:p>14 578,74</text:p>
          </table:table-cell>
          <table:table-cell table:formula="of:=0.6*[.B4]/100" office:value-type="float" office:value="87.47244" calcext:value-type="float">
            <text:p>87,47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4]+[.C4]-[.D4]" office:value-type="float" office:value="14366.21244" calcext:value-type="float">
            <text:p>14 366,21</text:p>
          </table:table-cell>
          <table:table-cell table:formula="of:=0.6*[.B5]/100" office:value-type="float" office:value="86.19727464" calcext:value-type="float">
            <text:p>86,2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5]+[.C5]-[.D5]" office:value-type="float" office:value="14152.40971464" calcext:value-type="float">
            <text:p>14 152,41</text:p>
          </table:table-cell>
          <table:table-cell table:formula="of:=0.6*[.B6]/100" office:value-type="float" office:value="84.91445828784" calcext:value-type="float">
            <text:p>84,9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6]+[.C6]-[.D6]" office:value-type="float" office:value="13937.3241729278" calcext:value-type="float">
            <text:p>13 937,32</text:p>
          </table:table-cell>
          <table:table-cell table:formula="of:=0.6*[.B7]/100" office:value-type="float" office:value="83.623945037567" calcext:value-type="float">
            <text:p>83,6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7]+[.C7]-[.D7]" office:value-type="float" office:value="13720.9481179654" calcext:value-type="float">
            <text:p>13 720,95</text:p>
          </table:table-cell>
          <table:table-cell table:formula="of:=0.6*[.B8]/100" office:value-type="float" office:value="82.3256887077924" calcext:value-type="float">
            <text:p>82,3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8]+[.C8]-[.D8]" office:value-type="float" office:value="13503.2738066732" calcext:value-type="float">
            <text:p>13 503,27</text:p>
          </table:table-cell>
          <table:table-cell table:formula="of:=0.6*[.B9]/100" office:value-type="float" office:value="81.0196428400392" calcext:value-type="float">
            <text:p>81,0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9]+[.C9]-[.D9]" office:value-type="float" office:value="13284.2934495132" calcext:value-type="float">
            <text:p>13 284,29</text:p>
          </table:table-cell>
          <table:table-cell table:formula="of:=0.6*[.B10]/100" office:value-type="float" office:value="79.7057606970794" calcext:value-type="float">
            <text:p>79,7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0]+[.C10]-[.D10]" office:value-type="float" office:value="13063.9992102103" calcext:value-type="float">
            <text:p>13 064,00</text:p>
          </table:table-cell>
          <table:table-cell table:formula="of:=0.6*[.B11]/100" office:value-type="float" office:value="78.3839952612619" calcext:value-type="float">
            <text:p>78,3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1]+[.C11]-[.D11]" office:value-type="float" office:value="12842.3832054716" calcext:value-type="float">
            <text:p>12 842,38</text:p>
          </table:table-cell>
          <table:table-cell table:formula="of:=0.6*[.B12]/100" office:value-type="float" office:value="77.0542992328295" calcext:value-type="float">
            <text:p>77,0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2]+[.C12]-[.D12]" office:value-type="float" office:value="12619.4375047044" calcext:value-type="float">
            <text:p>12 619,44</text:p>
          </table:table-cell>
          <table:table-cell table:formula="of:=0.6*[.B13]/100" office:value-type="float" office:value="75.7166250282265" calcext:value-type="float">
            <text:p>75,7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3]+[.C13]-[.D13]" office:value-type="float" office:value="12395.1541297326" calcext:value-type="float">
            <text:p>12 395,15</text:p>
          </table:table-cell>
          <table:table-cell table:formula="of:=0.6*[.B14]/100" office:value-type="float" office:value="74.3709247783958" calcext:value-type="float">
            <text:p>74,37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4]+[.C14]-[.D14]" office:value-type="float" office:value="12169.525054511" calcext:value-type="float">
            <text:p>12 169,53</text:p>
          </table:table-cell>
          <table:table-cell table:formula="of:=0.6*[.B15]/100" office:value-type="float" office:value="73.0171503270662" calcext:value-type="float">
            <text:p>73,0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5]+[.C15]-[.D15]" office:value-type="float" office:value="11942.5422048381" calcext:value-type="float">
            <text:p>11 942,54</text:p>
          </table:table-cell>
          <table:table-cell table:formula="of:=0.6*[.B16]/100" office:value-type="float" office:value="71.6552532290286" calcext:value-type="float">
            <text:p>71,66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6]+[.C16]-[.D16]" office:value-type="float" office:value="11714.1974580671" calcext:value-type="float">
            <text:p>11 714,20</text:p>
          </table:table-cell>
          <table:table-cell table:formula="of:=0.6*[.B17]/100" office:value-type="float" office:value="70.2851847484028" calcext:value-type="float">
            <text:p>70,2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7]+[.C17]-[.D17]" office:value-type="float" office:value="11484.4826428155" calcext:value-type="float">
            <text:p>11 484,48</text:p>
          </table:table-cell>
          <table:table-cell table:formula="of:=0.6*[.B18]/100" office:value-type="float" office:value="68.9068958568932" calcext:value-type="float">
            <text:p>68,9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8]+[.C18]-[.D18]" office:value-type="float" office:value="11253.3895386724" calcext:value-type="float">
            <text:p>11 253,39</text:p>
          </table:table-cell>
          <table:table-cell table:formula="of:=0.6*[.B19]/100" office:value-type="float" office:value="67.5203372320345" calcext:value-type="float">
            <text:p>67,5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19]+[.C19]-[.D19]" office:value-type="float" office:value="11020.9098759045" calcext:value-type="float">
            <text:p>11 020,91</text:p>
          </table:table-cell>
          <table:table-cell table:formula="of:=0.6*[.B20]/100" office:value-type="float" office:value="66.1254592554267" calcext:value-type="float">
            <text:p>66,1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0]+[.C20]-[.D20]" office:value-type="float" office:value="10787.0353351599" calcext:value-type="float">
            <text:p>10 787,04</text:p>
          </table:table-cell>
          <table:table-cell table:formula="of:=0.6*[.B21]/100" office:value-type="float" office:value="64.7222120109593" calcext:value-type="float">
            <text:p>64,7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1]+[.C21]-[.D21]" office:value-type="float" office:value="10551.7575471708" calcext:value-type="float">
            <text:p>10 551,76</text:p>
          </table:table-cell>
          <table:table-cell table:formula="of:=0.6*[.B22]/100" office:value-type="float" office:value="63.3105452830251" calcext:value-type="float">
            <text:p>63,3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2]+[.C22]-[.D22]" office:value-type="float" office:value="10315.0680924539" calcext:value-type="float">
            <text:p>10 315,07</text:p>
          </table:table-cell>
          <table:table-cell table:formula="of:=0.6*[.B23]/100" office:value-type="float" office:value="61.8904085547232" calcext:value-type="float">
            <text:p>61,8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3]+[.C23]-[.D23]" office:value-type="float" office:value="10076.9585010086" calcext:value-type="float">
            <text:p>10 076,96</text:p>
          </table:table-cell>
          <table:table-cell table:formula="of:=0.6*[.B24]/100" office:value-type="float" office:value="60.4617510060516" calcext:value-type="float">
            <text:p>60,46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4]+[.C24]-[.D24]" office:value-type="float" office:value="9837.42025201465" calcext:value-type="float">
            <text:p>9 837,42</text:p>
          </table:table-cell>
          <table:table-cell table:formula="of:=0.6*[.B25]/100" office:value-type="float" office:value="59.0245215120879" calcext:value-type="float">
            <text:p>59,0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25]+[.C25]-[.D25]" office:value-type="float" office:value="9596.44477352673" calcext:value-type="float">
            <text:p>9 596,44</text:p>
          </table:table-cell>
          <table:table-cell table:formula="of:=0.6*[.B26]/100" office:value-type="float" office:value="57.5786686411604" calcext:value-type="float">
            <text:p>57,5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26]+[.C26]-[.D26]" office:value-type="float" office:value="9354.02344216789" calcext:value-type="float">
            <text:p>9 354,02</text:p>
          </table:table-cell>
          <table:table-cell table:formula="of:=0.6*[.B27]/100" office:value-type="float" office:value="56.1241406530074" calcext:value-type="float">
            <text:p>56,1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27]+[.C27]-[.D27]" office:value-type="float" office:value="9110.1475828209" calcext:value-type="float">
            <text:p>9 110,15</text:p>
          </table:table-cell>
          <table:table-cell table:formula="of:=0.6*[.B28]/100" office:value-type="float" office:value="54.6608854969254" calcext:value-type="float">
            <text:p>54,66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28]+[.C28]-[.D28]" office:value-type="float" office:value="8864.80846831783" calcext:value-type="float">
            <text:p>8 864,81</text:p>
          </table:table-cell>
          <table:table-cell table:formula="of:=0.6*[.B29]/100" office:value-type="float" office:value="53.188850809907" calcext:value-type="float">
            <text:p>53,1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29]+[.C29]-[.D29]" office:value-type="float" office:value="8617.99731912774" calcext:value-type="float">
            <text:p>8 618,00</text:p>
          </table:table-cell>
          <table:table-cell table:formula="of:=0.6*[.B30]/100" office:value-type="float" office:value="51.7079839147664" calcext:value-type="float">
            <text:p>51,7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30]+[.C30]-[.D30]" office:value-type="float" office:value="8369.7053030425" calcext:value-type="float">
            <text:p>8 369,71</text:p>
          </table:table-cell>
          <table:table-cell table:formula="of:=0.6*[.B31]/100" office:value-type="float" office:value="50.218231818255" calcext:value-type="float">
            <text:p>50,2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1]+[.C31]-[.D31]" office:value-type="float" office:value="8119.92353486076" calcext:value-type="float">
            <text:p>8 119,92</text:p>
          </table:table-cell>
          <table:table-cell table:formula="of:=0.6*[.B32]/100" office:value-type="float" office:value="48.7195412091645" calcext:value-type="float">
            <text:p>48,7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2]+[.C32]-[.D32]" office:value-type="float" office:value="7868.64307606992" calcext:value-type="float">
            <text:p>7 868,64</text:p>
          </table:table-cell>
          <table:table-cell table:formula="of:=0.6*[.B33]/100" office:value-type="float" office:value="47.2118584564195" calcext:value-type="float">
            <text:p>47,2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3]+[.C33]-[.D33]" office:value-type="float" office:value="7615.85493452634" calcext:value-type="float">
            <text:p>7 615,85</text:p>
          </table:table-cell>
          <table:table-cell table:formula="of:=0.6*[.B34]/100" office:value-type="float" office:value="45.695129607158" calcext:value-type="float">
            <text:p>45,7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34]+[.C34]-[.D34]" office:value-type="float" office:value="7361.5500641335" calcext:value-type="float">
            <text:p>7 361,55</text:p>
          </table:table-cell>
          <table:table-cell table:formula="of:=0.6*[.B35]/100" office:value-type="float" office:value="44.169300384801" calcext:value-type="float">
            <text:p>44,17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5]+[.C35]-[.D35]" office:value-type="float" office:value="7105.7193645183" calcext:value-type="float">
            <text:p>7 105,72</text:p>
          </table:table-cell>
          <table:table-cell table:formula="of:=0.6*[.B36]/100" office:value-type="float" office:value="42.6343161871098" calcext:value-type="float">
            <text:p>42,6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36]+[.C36]-[.D36]" office:value-type="float" office:value="6848.35368070541" calcext:value-type="float">
            <text:p>6 848,35</text:p>
          </table:table-cell>
          <table:table-cell table:formula="of:=0.6*[.B37]/100" office:value-type="float" office:value="41.0901220842325" calcext:value-type="float">
            <text:p>41,0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7]+[.C37]-[.D37]" office:value-type="float" office:value="6589.44380278964" calcext:value-type="float">
            <text:p>6 589,44</text:p>
          </table:table-cell>
          <table:table-cell table:formula="of:=0.6*[.B38]/100" office:value-type="float" office:value="39.5366628167379" calcext:value-type="float">
            <text:p>39,54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8]+[.C38]-[.D38]" office:value-type="float" office:value="6328.98046560638" calcext:value-type="float">
            <text:p>6 328,98</text:p>
          </table:table-cell>
          <table:table-cell table:formula="of:=0.6*[.B39]/100" office:value-type="float" office:value="37.9738827936383" calcext:value-type="float">
            <text:p>37,97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39]+[.C39]-[.D39]" office:value-type="float" office:value="6066.95434840002" calcext:value-type="float">
            <text:p>6 066,95</text:p>
          </table:table-cell>
          <table:table-cell table:formula="of:=0.6*[.B40]/100" office:value-type="float" office:value="36.4017260904001" calcext:value-type="float">
            <text:p>36,4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40]+[.C40]-[.D40]" office:value-type="float" office:value="5803.35607449042" calcext:value-type="float">
            <text:p>5 803,36</text:p>
          </table:table-cell>
          <table:table-cell table:formula="of:=0.6*[.B41]/100" office:value-type="float" office:value="34.8201364469425" calcext:value-type="float">
            <text:p>34,8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41]+[.C41]-[.D41]" office:value-type="float" office:value="5538.17621093736" calcext:value-type="float">
            <text:p>5 538,18</text:p>
          </table:table-cell>
          <table:table-cell table:formula="of:=0.6*[.B42]/100" office:value-type="float" office:value="33.2290572656242" calcext:value-type="float">
            <text:p>33,2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42]+[.C42]-[.D42]" office:value-type="float" office:value="5271.40526820298" calcext:value-type="float">
            <text:p>5 271,41</text:p>
          </table:table-cell>
          <table:table-cell table:formula="of:=0.6*[.B43]/100" office:value-type="float" office:value="31.6284316092179" calcext:value-type="float">
            <text:p>31,6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43]+[.C43]-[.D43]" office:value-type="float" office:value="5003.0336998122" calcext:value-type="float">
            <text:p>5 003,03</text:p>
          </table:table-cell>
          <table:table-cell table:formula="of:=0.6*[.B44]/100" office:value-type="float" office:value="30.0182021988732" calcext:value-type="float">
            <text:p>30,0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44]+[.C44]-[.D44]" office:value-type="float" office:value="4733.05190201108" calcext:value-type="float">
            <text:p>4 733,05</text:p>
          </table:table-cell>
          <table:table-cell table:formula="of:=0.6*[.B45]/100" office:value-type="float" office:value="28.3983114120665" calcext:value-type="float">
            <text:p>28,4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45]+[.C45]-[.D45]" office:value-type="float" office:value="4461.45021342314" calcext:value-type="float">
            <text:p>4 461,45</text:p>
          </table:table-cell>
          <table:table-cell table:formula="of:=0.6*[.B46]/100" office:value-type="float" office:value="26.7687012805389" calcext:value-type="float">
            <text:p>26,77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46]+[.C46]-[.D46]" office:value-type="float" office:value="4188.21891470368" calcext:value-type="float">
            <text:p>4 188,22</text:p>
          </table:table-cell>
          <table:table-cell table:formula="of:=0.6*[.B47]/100" office:value-type="float" office:value="25.1293134882221" calcext:value-type="float">
            <text:p>25,1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47]+[.C47]-[.D47]" office:value-type="float" office:value="3913.3482281919" calcext:value-type="float">
            <text:p>3 913,35</text:p>
          </table:table-cell>
          <table:table-cell table:formula="of:=0.6*[.B48]/100" office:value-type="float" office:value="23.4800893691514" calcext:value-type="float">
            <text:p>23,4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48]+[.C48]-[.D48]" office:value-type="float" office:value="3636.82831756105" calcext:value-type="float">
            <text:p>3 636,83</text:p>
          </table:table-cell>
          <table:table-cell table:formula="of:=0.6*[.B49]/100" office:value-type="float" office:value="21.8209699053663" calcext:value-type="float">
            <text:p>21,8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49]+[.C49]-[.D49]" office:value-type="float" office:value="3358.64928746642" calcext:value-type="float">
            <text:p>3 358,65</text:p>
          </table:table-cell>
          <table:table-cell table:formula="of:=0.6*[.B50]/100" office:value-type="float" office:value="20.1518957247985" calcext:value-type="float">
            <text:p>20,1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50]+[.C50]-[.D50]" office:value-type="float" office:value="3078.80118319122" calcext:value-type="float">
            <text:p>3 078,80</text:p>
          </table:table-cell>
          <table:table-cell table:formula="of:=0.6*[.B51]/100" office:value-type="float" office:value="18.4728070991473" calcext:value-type="float">
            <text:p>18,47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51]+[.C51]-[.D51]" office:value-type="float" office:value="2797.27399029037" calcext:value-type="float">
            <text:p>2 797,27</text:p>
          </table:table-cell>
          <table:table-cell table:formula="of:=0.6*[.B52]/100" office:value-type="float" office:value="16.7836439417422" calcext:value-type="float">
            <text:p>16,7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52]+[.C52]-[.D52]" office:value-type="float" office:value="2514.05763423211" calcext:value-type="float">
            <text:p>2 514,06</text:p>
          </table:table-cell>
          <table:table-cell table:formula="of:=0.6*[.B53]/100" office:value-type="float" office:value="15.0843458053927" calcext:value-type="float">
            <text:p>15,0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53]+[.C53]-[.D53]" office:value-type="float" office:value="2229.1419800375" calcext:value-type="float">
            <text:p>2 229,14</text:p>
          </table:table-cell>
          <table:table-cell table:formula="of:=0.6*[.B54]/100" office:value-type="float" office:value="13.374851880225" calcext:value-type="float">
            <text:p>13,37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54]+[.C54]-[.D54]" office:value-type="float" office:value="1942.51683191773" calcext:value-type="float">
            <text:p>1 942,52</text:p>
          </table:table-cell>
          <table:table-cell table:formula="of:=0.6*[.B55]/100" office:value-type="float" office:value="11.6551009915064" calcext:value-type="float">
            <text:p>11,66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55]+[.C55]-[.D55]" office:value-type="float" office:value="1654.17193290923" calcext:value-type="float">
            <text:p>1 654,17</text:p>
          </table:table-cell>
          <table:table-cell table:formula="of:=0.6*[.B56]/100" office:value-type="float" office:value="9.92503159745539" calcext:value-type="float">
            <text:p>9,9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56]+[.C56]-[.D56]" office:value-type="float" office:value="1364.09696450669" calcext:value-type="float">
            <text:p>1 364,10</text:p>
          </table:table-cell>
          <table:table-cell table:formula="of:=0.6*[.B57]/100" office:value-type="float" office:value="8.18458178704013" calcext:value-type="float">
            <text:p>8,1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57]+[.C57]-[.D57]" office:value-type="float" office:value="1072.28154629373" calcext:value-type="float">
            <text:p>1 072,28</text:p>
          </table:table-cell>
          <table:table-cell table:formula="of:=0.6*[.B58]/100" office:value-type="float" office:value="6.43368927776237" calcext:value-type="float">
            <text:p>6,4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58]+[.C58]-[.D58]" office:value-type="float" office:value="778.71523557149" calcext:value-type="float">
            <text:p>778,72</text:p>
          </table:table-cell>
          <table:table-cell table:formula="of:=0.6*[.B59]/100" office:value-type="float" office:value="4.67229141342894" calcext:value-type="float">
            <text:p>4,67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59]+[.C59]-[.D59]" office:value-type="float" office:value="483.387526984919" calcext:value-type="float">
            <text:p>483,39</text:p>
          </table:table-cell>
          <table:table-cell table:formula="of:=0.6*[.B60]/100" office:value-type="float" office:value="2.90032516190952" calcext:value-type="float">
            <text:p>2,9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60]+[.C60]-[.D60]" office:value-type="float" office:value="186.287852146829" calcext:value-type="float">
            <text:p>186,29</text:p>
          </table:table-cell>
          <table:table-cell table:formula="of:=0.6*[.B61]/100" office:value-type="float" office:value="1.11772711288097" calcext:value-type="float">
            <text:p>1,1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61]+[.C61]-[.D61]" office:value-type="float" office:value="-112.59442074029" calcext:value-type="float">
            <text:p>-112,59</text:p>
          </table:table-cell>
          <table:table-cell table:formula="of:=0.6*[.B62]/100" office:value-type="float" office:value="-0.675566524441742" calcext:value-type="float">
            <text:p>-0,6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table:style-name="Default" table:number-columns-repeated="2"/>
          <table:table-cell table:formula="of:=[.D62]*[.A62]+[.B62]" office:value-type="float" office:value="18187.4055792597" calcext:value-type="float">
            <text:p>18187,40557925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4T14:28:30.215000000</meta:creation-date>
    <dc:date>2025-01-24T14:57:12.194000000</dc:date>
    <meta:editing-duration>PT5M50S</meta:editing-duration>
    <meta:editing-cycles>1</meta:editing-cycles>
    <meta:document-statistic meta:table-count="1" meta:cell-count="249" meta:object-count="0"/>
    <meta:generator>LibreOffice/24.8.4.2$Windows_X86_64 LibreOffice_project/bb3cfa12c7b1bf994ecc5649a80400d06cd71002</meta:generator>
  </office:meta>
</office:document-meta>
</file>